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officeooo:rsid="0018fdae" officeooo:paragraph-rsid="0018fdae"/>
    </style:style>
    <style:style style:name="P2" style:family="paragraph" style:parent-style-name="Standard">
      <style:paragraph-properties fo:text-align="start" style:justify-single-word="false"/>
      <style:text-properties fo:language="fr" fo:country="FR" officeooo:rsid="0018fdae" officeooo:paragraph-rsid="0018fdae"/>
    </style:style>
    <style:style style:name="P3" style:family="paragraph" style:parent-style-name="Standard">
      <style:paragraph-properties fo:text-align="start" style:justify-single-word="false"/>
      <style:text-properties fo:language="fr" fo:country="FR" officeooo:rsid="001ce603" officeooo:paragraph-rsid="001ce603"/>
    </style:style>
    <style:style style:name="P4" style:family="paragraph" style:parent-style-name="Standard">
      <style:paragraph-properties fo:text-align="start" style:justify-single-word="false"/>
      <style:text-properties fo:language="fr" fo:country="FR" officeooo:rsid="0018fdae" officeooo:paragraph-rsid="0018fdae"/>
    </style:style>
    <style:style style:name="P5" style:family="paragraph" style:parent-style-name="Standard">
      <style:paragraph-properties fo:text-align="start" style:justify-single-word="false"/>
      <style:text-properties fo:language="fr" fo:country="FR" officeooo:rsid="0018fdae" officeooo:paragraph-rsid="001a913c"/>
    </style:style>
    <style:style style:name="P6" style:family="paragraph" style:parent-style-name="Standard">
      <style:paragraph-properties fo:text-align="start" style:justify-single-word="false"/>
      <style:text-properties fo:language="fr" fo:country="FR" officeooo:rsid="001e83ca" officeooo:paragraph-rsid="001e83ca"/>
    </style:style>
    <style:style style:name="P7" style:family="paragraph" style:parent-style-name="Standard">
      <style:paragraph-properties fo:text-align="start" style:justify-single-word="false"/>
      <style:text-properties fo:language="fr" fo:country="FR" officeooo:rsid="001e83ca" officeooo:paragraph-rsid="00260ae2"/>
    </style:style>
    <style:style style:name="P8" style:family="paragraph" style:parent-style-name="Standard">
      <style:paragraph-properties fo:text-align="start" style:justify-single-word="false"/>
      <style:text-properties fo:language="fr" fo:country="FR" officeooo:rsid="001f4f80" officeooo:paragraph-rsid="001f4f80"/>
    </style:style>
    <style:style style:name="P9" style:family="paragraph" style:parent-style-name="Standard">
      <style:paragraph-properties fo:text-align="start" style:justify-single-word="false"/>
      <style:text-properties fo:language="fr" fo:country="FR" officeooo:rsid="001f4f80" officeooo:paragraph-rsid="00260ae2"/>
    </style:style>
    <style:style style:name="P10" style:family="paragraph" style:parent-style-name="Standard">
      <style:paragraph-properties fo:text-align="start" style:justify-single-word="false"/>
      <style:text-properties fo:language="fr" fo:country="FR" officeooo:rsid="001ba2cd" officeooo:paragraph-rsid="001ba2cd"/>
    </style:style>
    <style:style style:name="P11" style:family="paragraph" style:parent-style-name="Standard">
      <style:paragraph-properties fo:text-align="start" style:justify-single-word="false"/>
      <style:text-properties fo:language="fr" fo:country="FR" officeooo:rsid="001ba2cd" officeooo:paragraph-rsid="00285077"/>
    </style:style>
    <style:style style:name="P12" style:family="paragraph" style:parent-style-name="Standard">
      <style:paragraph-properties fo:text-align="start" style:justify-single-word="false"/>
      <style:text-properties fo:language="fr" fo:country="FR" officeooo:rsid="0020f06d" officeooo:paragraph-rsid="0018fdae"/>
    </style:style>
    <style:style style:name="P13" style:family="paragraph" style:parent-style-name="Standard">
      <style:paragraph-properties fo:text-align="start" style:justify-single-word="false"/>
      <style:text-properties fo:language="fr" fo:country="FR" officeooo:rsid="0022dd2e" officeooo:paragraph-rsid="0022dd2e"/>
    </style:style>
    <style:style style:name="P14" style:family="paragraph" style:parent-style-name="Standard">
      <style:paragraph-properties fo:text-align="start" style:justify-single-word="false"/>
      <style:text-properties fo:language="fr" fo:country="FR" officeooo:rsid="0022dd2e" officeooo:paragraph-rsid="0023435a"/>
    </style:style>
    <style:style style:name="P15" style:family="paragraph" style:parent-style-name="Standard">
      <style:paragraph-properties fo:text-align="start" style:justify-single-word="false"/>
      <style:text-properties fo:language="fr" fo:country="FR" officeooo:rsid="0022dd2e" officeooo:paragraph-rsid="0025b785"/>
    </style:style>
    <style:style style:name="P16" style:family="paragraph" style:parent-style-name="Standard">
      <style:paragraph-properties fo:text-align="start" style:justify-single-word="false"/>
      <style:text-properties fo:language="fr" fo:country="FR" officeooo:rsid="0022dd2e" officeooo:paragraph-rsid="00260ae2"/>
    </style:style>
    <style:style style:name="P17" style:family="paragraph" style:parent-style-name="Standard">
      <style:paragraph-properties fo:text-align="start" style:justify-single-word="false"/>
      <style:text-properties fo:language="fr" fo:country="FR" officeooo:rsid="0023f514" officeooo:paragraph-rsid="0023f514"/>
    </style:style>
    <style:style style:name="P18" style:family="paragraph" style:parent-style-name="Standard">
      <style:paragraph-properties fo:text-align="start" style:justify-single-word="false"/>
      <style:text-properties fo:language="fr" fo:country="FR" officeooo:rsid="0023f514" officeooo:paragraph-rsid="00260ae2"/>
    </style:style>
    <style:style style:name="P19" style:family="paragraph" style:parent-style-name="Standard">
      <style:paragraph-properties fo:text-align="start" style:justify-single-word="false"/>
      <style:text-properties fo:language="fr" fo:country="FR" fo:font-style="italic" style:text-underline-style="solid" style:text-underline-width="auto" style:text-underline-color="font-color" officeooo:rsid="001f4f80" officeooo:paragraph-rsid="00260ae2" style:font-style-asian="italic" style:font-style-complex="italic"/>
    </style:style>
    <style:style style:name="P20" style:family="paragraph" style:parent-style-name="Standard">
      <style:paragraph-properties fo:text-align="start" style:justify-single-word="false"/>
      <style:text-properties fo:language="fr" fo:country="FR" officeooo:rsid="001a913c" officeooo:paragraph-rsid="0018fdae"/>
    </style:style>
    <style:style style:name="P21" style:family="paragraph" style:parent-style-name="Standard">
      <style:paragraph-properties fo:text-align="start" style:justify-single-word="false"/>
      <style:text-properties fo:language="fr" fo:country="FR" officeooo:rsid="001a913c" officeooo:paragraph-rsid="00285077"/>
    </style:style>
    <style:style style:name="P22" style:family="paragraph" style:parent-style-name="Standard">
      <style:paragraph-properties fo:text-align="center" style:justify-single-word="false"/>
      <style:text-properties fo:color="#0000ff" fo:font-size="15pt" fo:language="fr" fo:country="FR" fo:font-style="italic" style:text-underline-style="solid" style:text-underline-width="auto" style:text-underline-color="font-color" fo:font-weight="bold" officeooo:rsid="0018fdae" officeooo:paragraph-rsid="0018fdae" style:font-size-asian="15pt" style:font-style-asian="italic" style:font-weight-asian="bold" style:font-size-complex="15pt" style:font-style-complex="italic" style:font-weight-complex="bold"/>
    </style:style>
    <style:style style:name="P23" style:family="paragraph" style:parent-style-name="Standard">
      <style:paragraph-properties fo:text-align="start" style:justify-single-word="false"/>
      <style:text-properties fo:color="#ff0000" fo:font-size="15pt" fo:language="fr" fo:country="FR" fo:font-style="italic" style:text-underline-style="solid" style:text-underline-width="auto" style:text-underline-color="font-color" officeooo:rsid="0018fdae" officeooo:paragraph-rsid="0018fdae" style:font-size-asian="15pt" style:font-style-asian="italic" style:font-size-complex="15pt" style:font-style-complex="italic"/>
    </style:style>
    <style:style style:name="P24" style:family="paragraph" style:parent-style-name="Standard">
      <style:paragraph-properties fo:text-align="start" style:justify-single-word="false"/>
      <style:text-properties fo:font-size="12pt" fo:language="fr" fo:country="FR" fo:font-weight="normal" officeooo:rsid="0020f06d" officeooo:paragraph-rsid="0018fdae" style:font-size-asian="12pt" style:font-weight-asian="normal" style:font-size-complex="12pt" style:font-weight-complex="normal"/>
    </style:style>
    <style:style style:name="T1" style:family="text">
      <style:text-properties officeooo:rsid="001ba2cd"/>
    </style:style>
    <style:style style:name="T2" style:family="text">
      <style:text-properties officeooo:rsid="001eb7b1"/>
    </style:style>
    <style:style style:name="T3" style:family="text">
      <style:text-properties officeooo:rsid="0020f06d"/>
    </style:style>
    <style:style style:name="T4" style:family="text">
      <style:text-properties fo:font-weight="bold" style:font-weight-asian="bold" style:font-weight-complex="bold"/>
    </style:style>
    <style:style style:name="T5" style:family="text">
      <style:text-properties fo:font-weight="bold" officeooo:rsid="0025b785" style:font-weight-asian="bold" style:font-weight-complex="bold"/>
    </style:style>
    <style:style style:name="T6" style:family="text">
      <style:text-properties fo:font-weight="bold" officeooo:rsid="00285077" style:font-weight-asian="bold" style:font-weight-complex="bold"/>
    </style:style>
    <style:style style:name="T7" style:family="text">
      <style:text-properties officeooo:rsid="0023435a"/>
    </style:style>
    <style:style style:name="T8" style:family="text">
      <style:text-properties officeooo:rsid="0025b785"/>
    </style:style>
    <style:style style:name="T9" style:family="text">
      <style:text-properties officeooo:rsid="00260ae2"/>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officeooo:rsid="0025b785"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style:text-underline-style="none"/>
    </style:style>
    <style:style style:name="T14" style:family="text">
      <style:text-properties fo:color="#0000ff"/>
    </style:style>
    <style:style style:name="T15" style:family="text">
      <style:text-properties fo:color="#0000ff" fo:font-style="italic" style:text-underline-style="solid" style:text-underline-width="auto" style:text-underline-color="font-color" style:font-style-asian="italic" style:font-style-complex="italic"/>
    </style:style>
    <style:style style:name="T16" style:family="text">
      <style:text-properties fo:color="#0000ff" fo:font-style="italic" style:text-underline-style="solid" style:text-underline-width="auto" style:text-underline-color="font-color" officeooo:rsid="001eb7b1" style:font-style-asian="italic" style:font-style-complex="italic"/>
    </style:style>
    <style:style style:name="T17" style:family="text">
      <style:text-properties fo:color="#0000ff" fo:font-style="italic" style:text-underline-style="solid" style:text-underline-width="auto" style:text-underline-color="font-color" officeooo:rsid="0023435a" style:font-style-asian="italic" style:font-style-complex="italic"/>
    </style:style>
    <style:style style:name="T18" style:family="text">
      <style:text-properties fo:color="#0000ff" fo:font-style="italic" style:text-underline-style="solid" style:text-underline-width="auto" style:text-underline-color="font-color" officeooo:rsid="0025b785" style:font-style-asian="italic" style:font-style-complex="italic"/>
    </style:style>
    <style:style style:name="T19" style:family="text">
      <style:text-properties fo:color="#0000ff" officeooo:rsid="001eb7b1"/>
    </style:style>
    <style:style style:name="T20" style:family="text">
      <style:text-properties fo:color="#0000ff" officeooo:rsid="0020f06d"/>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style:font-name="Liberation Serif" fo:font-style="normal" style:text-underline-style="none" style:text-blinking="false" fo:background-color="transparent" loext:char-shading-value="0"/>
    </style:style>
    <style:style style:name="T25" style:family="text">
      <style:text-properties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mpte Rendu Bibliothèque</text:p>
      <text:p text:style-name="P1"/>
      <text:p text:style-name="P1"/>
      <text:p text:style-name="P23"><text:span text:style-name="T9">1)</text:span>Contexte :</text:p>
      <text:p text:style-name="P24"><text:bookmark text:name="docs-internal-guid-d74c0bb3-567b-8ea0-65e8-7531346c57e1"/><text:line-break/><text:span text:style-name="T24">Dans le cadre d’une bibliothèque de plus en plus grandissante, il a été souhaité de pouvoir répertorier l’ensemble des livres et leur attributs dans une base de données, afin de simplifier la gestion et recherche de ces derniers. <text:line-break/><text:line-break/>Dans cette base de données, se nommant « bookshelf »,les livres sont stockés dans la table « books », possédant ainsi six colonnes :<text:line-break/><text:line-break/>-Titre : le titre du livre.<text:line-break/>-Auteur : l’auteur du livre.<text:line-break/>-Catégorie : si le livre est une BD, un comics, un roman,etc…<text:line-break/>-type : Si le livre est de l’horreur, du comics, etc.<text:line-break/>-Édition : l’éditeur du livre.<text:line-break/>-Pages : Son nombre de pages au total.  <text:line-break/><text:line-break/>Cette base de données étant stockée sur un serveur en local, il est nécessaire de posséder une application simple d’utilisation afin de pouvoir manipuler et effectuer des recherche dans la base de données de livres, et pouvoir rajouter au besoin une futur acquisition de la bibliothèque.<text:line-break/><text:line-break/>Le choix de la technologie utilisé pour la BD est du Postgresql.</text:span><text:span text:style-name="T25"> </text:span></text:p>
      <text:p text:style-name="P12"/>
      <text:p text:style-name="P5"/>
      <text:p text:style-name="P23"><text:span text:style-name="T9">2)</text:span>Objectifs :</text:p>
      <text:p text:style-name="P2"/>
      <text:p text:style-name="P11">L’objectif principal de l’application est de permettre à son utilisateur de pouvoir pouvoir rapidement trouver un livre par rapport à son titre, auteur ou édition, et prendre connaissance des détails de celui ci. </text:p>
      <text:p text:style-name="P11">Avec ceci, l’utilisateur doit pouvoir manipuler les attributs du livre pour pouvoir modifier au besoin et d’en rajouter si la bibliothèque viendrai à en obtenir de nouveau. </text:p>
      <text:p text:style-name="P2"/>
      <text:p text:style-name="P23"><text:span text:style-name="T9">3)</text:span>Architecture :</text:p>
      <text:p text:style-name="P20"/>
      <text:p text:style-name="P21">Le choix de l’architecture <text:span text:style-name="T1">client serveur</text:span> c’est port<text:span text:style-name="T1">é</text:span> sur le RMI. </text:p>
      <text:p text:style-name="P21">Cette méthode <text:span text:style-name="T1">permets le déploiement d’un ensemble d’application « clientes » peu gourmande en ressources, car le traitement de données et des actions sont effectués du cotés du serveur, allégeant la charge coté client. </text:span></text:p>
      <text:p text:style-name="P2"/>
      <text:p text:style-name="P2"/>
      <text:p text:style-name="P2"/>
      <text:p text:style-name="P2"/>
      <text:p text:style-name="P2"/>
      <text:p text:style-name="P2"/>
      <text:p text:style-name="P2"/>
      <text:p text:style-name="P2"/>
      <text:p text:style-name="P2"/>
      <text:p text:style-name="P2"/>
      <text:p text:style-name="P2"/>
      <text:p text:style-name="P23"><text:soft-page-break/>4<text:span text:style-name="T9">)</text:span>Détails des fonctionnalités :</text:p>
      <text:p text:style-name="P2"/>
      <text:p text:style-name="P6">Dans l’application, nous <text:span text:style-name="T2">pouvons trouver deux catégories de fonctionnalités :</text:span></text:p>
      <text:p text:style-name="P6"/>
      <text:p text:style-name="P7"><text:span text:style-name="T12"><text:tab/></text:span><text:span text:style-name="T16">-affichage de la liste des attributs des livres :</text:span><text:span text:style-name="T19"> </text:span></text:p>
      <text:p text:style-name="P7"><text:span text:style-name="T2">Cette catégorie permet d’obtenir la liste des livres, la listes des auteurs, la liste des catégoire,la listes des types de livres et la liste des éditions. </text:span></text:p>
      <text:p text:style-name="P8"/>
      <text:p text:style-name="P19"><text:span text:style-name="T13"><text:tab/></text:span><text:span text:style-name="T20">-La manipulation d’attributs spécifiques :</text:span></text:p>
      <text:p text:style-name="P9"><text:span text:style-name="T3">Cette catégorie permet de rajouter un nouveau livre, obtenir un attribut d’un livre spécifique, ou de modifier cette attribut. </text:span></text:p>
      <text:p text:style-name="P8"/>
      <text:p text:style-name="P13">On retrouve donc dans la première catégorie :</text:p>
      <text:p text:style-name="P13"/>
      <text:p text:style-name="P16"><text:tab/><text:span text:style-name="T15">-getListTitre :</text:span><text:span text:style-name="T14"> </text:span></text:p>
      <text:p text:style-name="P16">affiche la liste des livres contenu dans la base de données via un « SELECT Titre FROM public.Books ».</text:p>
      <text:p text:style-name="P16"/>
      <text:p text:style-name="P16"><text:span text:style-name="T12"><text:tab/></text:span><text:span text:style-name="T15">-getListAuthor:</text:span></text:p>
      <text:p text:style-name="P16">Affiche la liste des auteurs contenu dans la base de données via un « SELECT Auteur <text:s/>FROM public.Books ».</text:p>
      <text:p text:style-name="P16"/>
      <text:p text:style-name="P16"><text:tab/><text:span text:style-name="T15">-</text:span><text:span text:style-name="T17">getListCat:</text:span></text:p>
      <text:p text:style-name="P16"><text:span text:style-name="T7">Affiche la liste des catégories contenu dans la base de données via un « SELECT Catégorie FROM public.Books ».</text:span></text:p>
      <text:p text:style-name="P16"/>
      <text:p text:style-name="P16"><text:tab/><text:span text:style-name="T17">-getListeType:</text:span></text:p>
      <text:p text:style-name="P16"><text:span text:style-name="T7">Affiche la liste des types contenu dans la base de données via un « SELECT Type FROM public.Books ».</text:span></text:p>
      <text:p text:style-name="P16"/>
      <text:p text:style-name="P16"><text:tab/><text:span text:style-name="T17">-getListEdition:</text:span></text:p>
      <text:p text:style-name="P16"><text:span text:style-name="T7">Affiche la liste des éditions contenu dans la base de données via un « SELECT Edition FROM public.Books ».</text:span></text:p>
      <text:p text:style-name="P14"/>
      <text:p text:style-name="P17">On retrouve dans la seconde catégorie :</text:p>
      <text:p text:style-name="P17"/>
      <text:p text:style-name="P18"><text:tab/><text:span text:style-name="T15">-SetBook : </text:span></text:p>
      <text:p text:style-name="P18">Rajoute un nouveau livre dans la base de données via un « INSERT INTO public.Books VALUES <text:span text:style-name="T4">(le titre , l’auteur , la catégorie ,le type , <text:s/>l’édition , le nombre de pages </text:span>).</text:p>
      <text:p text:style-name="P17"/>
      <text:p text:style-name="P18"><text:tab/><text:span text:style-name="T18">-GetPages : </text:span></text:p>
      <text:p text:style-name="P18"><text:span text:style-name="T8">On récupère le nombre de pages d’un livre que l’on obtient en paramètre de la méthode via « SELECT Titre,Pages FROM public.Books WHERE Titre =</text:span><text:span text:style-name="T5"> le titre du livre</text:span><text:span text:style-name="T8"> »</text:span></text:p>
      <text:p text:style-name="P17"/>
      <text:p text:style-name="P16"><text:s/><text:tab/><text:span text:style-name="T18">-SetPages : </text:span></text:p>
      <text:p text:style-name="P16"><text:span text:style-name="T8">On défini le nombre de pages d’un livre que on obtient en paramètres de la méthode via « UPDATE public.Books SET Pages = <text:s/></text:span><text:span text:style-name="T5">nombre de pages</text:span><text:span text:style-name="T8"> <text:s/>WHERE Titre = </text:span><text:span text:style-name="T5">le nom du livre</text:span><text:span text:style-name="T8"> ».</text:span></text:p>
      <text:p text:style-name="P14"/>
      <text:p text:style-name="P16"><text:tab/><text:span text:style-name="T18">-GetAuthor :</text:span></text:p>
      <text:p text:style-name="P16"><text:span text:style-name="T8">On récupère l’auteur d’un livre que l’on obtient en paramètre de la méthode via « SELECT Titre,Auteur FROM public.Books WHERE Titre = </text:span><text:span text:style-name="T5">le titre du livre</text:span><text:span text:style-name="T8"> »</text:span></text:p>
      <text:p text:style-name="P15"/>
      <text:p text:style-name="P16"><text:soft-page-break/><text:tab/><text:span text:style-name="T18">-SetAuthor :</text:span></text:p>
      <text:p text:style-name="P16"><text:span text:style-name="T8">On défini l’auteur d’un livre que on obtient en paramètres de la méthode via « UPDATE public.Books SET Auteur = <text:s/></text:span><text:span text:style-name="T5">nouveau auteur</text:span><text:span text:style-name="T8"> <text:s/>WHERE Titre = </text:span><text:span text:style-name="T5">le nom du livre</text:span><text:span text:style-name="T8"> ».</text:span></text:p>
      <text:p text:style-name="P14"/>
      <text:p text:style-name="P16"><text:tab/><text:span text:style-name="T11">-</text:span><text:span text:style-name="T18">SetTitre :</text:span></text:p>
      <text:p text:style-name="P16"><text:span text:style-name="T8">On modifie le titre d’un livre que on obtient en paramètres de la méthode via « UPDATE public.Books SET Titre = <text:s/></text:span><text:span text:style-name="T5">nouveau titre</text:span><text:span text:style-name="T8"> <text:s/>WHERE Titre = </text:span><text:span text:style-name="T5">l’ancien nom du livre</text:span><text:span text:style-name="T8">  ».</text:span></text:p>
      <text:p text:style-name="P14"/>
      <text:p text:style-name="P16"><text:tab/><text:span text:style-name="T18">-GetCat :</text:span></text:p>
      <text:p text:style-name="P16"><text:span text:style-name="T8">On récupère la catégorie d’un livre que l’on obtient en paramètre de la méthode via « SELECT Titre,Catégorie FROM public.Books WHERE Titre = <text:s/></text:span><text:span text:style-name="T5">le titre du livre </text:span><text:span text:style-name="T8">»</text:span></text:p>
      <text:p text:style-name="P15"/>
      <text:p text:style-name="P16"><text:tab/><text:span text:style-name="T18">-SetCat :</text:span></text:p>
      <text:p text:style-name="P16"><text:span text:style-name="T8">On défini le nombre de pages d’un livre que on obtient en paramètres de la méthode via « UPDATE public.Books SET Catégorie = </text:span><text:span text:style-name="T5">nouvelle catégorie </text:span><text:span text:style-name="T8"><text:s/>WHERE Titre = </text:span><text:span text:style-name="T5">le nom du livre.</text:span><text:span text:style-name="T8"> »</text:span></text:p>
      <text:p text:style-name="P14"/>
      <text:p text:style-name="P16"><text:tab/><text:span text:style-name="T18">-GetType :</text:span></text:p>
      <text:p text:style-name="P16"><text:span text:style-name="T8">On récupère le type d’un livre que l’on obtient en paramètre de la méthode via « SELECT Titre,Type FROM public.Books WHERE Titre = <text:s/></text:span><text:span text:style-name="T5">le titre du livre</text:span><text:span text:style-name="T8"> »</text:span></text:p>
      <text:p text:style-name="P15"/>
      <text:p text:style-name="P16"><text:tab/><text:span text:style-name="T18">-SetType :</text:span></text:p>
      <text:p text:style-name="P16"><text:span text:style-name="T8">On défini le nombre de pages d’un livre que on obtient en paramètres de la méthode via « UPDATE public.Books SET Type= </text:span><text:span text:style-name="T5">nouveau type</text:span><text:span text:style-name="T8"> <text:s text:c="2"/>WHERE Titre = l</text:span><text:span text:style-name="T5">e nom du livre</text:span><text:span text:style-name="T8">. »</text:span></text:p>
      <text:p text:style-name="P14"/>
      <text:p text:style-name="P16"><text:tab/><text:span text:style-name="T18">-GetEdition :</text:span></text:p>
      <text:p text:style-name="P16"><text:span text:style-name="T8">On récupère le nombre de pages d’un livre que l’on obtient en paramètre de la méthode via « SELECT Titre,Edition FROM public.Books WHERE Titre = </text:span><text:span text:style-name="T5">le titre du livre</text:span><text:span text:style-name="T8"> »</text:span></text:p>
      <text:p text:style-name="P15"/>
      <text:p text:style-name="P16"><text:tab/><text:span text:style-name="T18">-SetEdition :</text:span></text:p>
      <text:p text:style-name="P16"><text:span text:style-name="T8">On défini le nombre de pages d’un livre que on obtient en paramètres de la méthode via « UPDATE public.Books SET Edition = </text:span><text:span text:style-name="T5">nouvelle </text:span><text:span text:style-name="T6">édition</text:span><text:span text:style-name="T8"> <text:s/>WHERE Titre = </text:span><text:span text:style-name="T5">le nom du livre.</text:span><text:span text:style-name="T8"> »</text:span></text:p>
      <text:p text:style-name="P2"/>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30T23:48:15.496000000</meta:creation-date>
    <dc:date>2018-07-01T17:36:26.820000000</dc:date>
    <meta:editing-duration>PT16M53S</meta:editing-duration>
    <meta:editing-cycles>4</meta:editing-cycles>
    <meta:generator>LibreOffice/5.3.7.2$Windows_X86_64 LibreOffice_project/6b8ed514a9f8b44d37a1b96673cbbdd077e24059</meta:generator>
    <meta:document-statistic meta:table-count="0" meta:image-count="0" meta:object-count="0" meta:page-count="3" meta:paragraph-count="51" meta:word-count="863" meta:character-count="4999" meta:non-whitespace-character-count="4132"/>
  </office:meta>
</office:document-meta>
</file>